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Саморізи, кутники та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Лопати, демпф. стрічка, плівка, інш.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5" table:formula="of:=SUM([.C18:.C25])" office:value-type="currency" office:currency="UAH" office:value="31001.3" calcext:value-type="currency">
            <text:p>31 001 грн.</text:p>
          </table:table-cell>
          <table:table-cell table:number-columns-repeated="1017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31])" office:value-type="currency" office:currency="UAH" office:value="282921.95" calcext:value-type="currency">
            <text:p>282 922 грн.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 style:data-style-name="N2" text:time-value="09:46:09.728633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5-05T10:00:33.081260155</dc:date>
    <dc:creator>Віталій </dc:creator>
    <meta:editing-duration>PT35M27S</meta:editing-duration>
    <meta:editing-cycles>7</meta:editing-cycles>
    <meta:document-statistic meta:table-count="1" meta:cell-count="94" meta:object-count="0"/>
  </office:meta>
</office:document-meta>
</file>